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6.46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41.01mm"/>
    </style:style>
    <style:style style:name="co29" style:family="table-column">
      <style:table-column-properties fo:break-before="auto" style:column-width="124.53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24.22mm" fo:break-before="auto" style:use-optimal-row-height="true"/>
    </style:style>
    <style:style style:name="ro24" style:family="table-row">
      <style:table-row-properties style:row-height="31.33mm" fo:break-before="auto" style:use-optimal-row-height="true"/>
    </style:style>
    <style:style style:name="ro25" style:family="table-row">
      <style:table-row-properties style:row-height="21.57mm" fo:break-before="auto" style:use-optimal-row-height="true"/>
    </style:style>
    <style:style style:name="ro26" style:family="table-row">
      <style:table-row-properties style:row-height="11.84mm" fo:break-before="auto" style:use-optimal-row-height="true"/>
    </style:style>
    <style:style style:name="ro27" style:family="table-row">
      <style:table-row-properties style:row-height="29.47mm" fo:break-before="auto" style:use-optimal-row-height="true"/>
    </style:style>
    <style:style style:name="ro28" style:family="table-row">
      <style:table-row-properties style:row-height="36.32mm" fo:break-before="auto" style:use-optimal-row-height="true"/>
    </style:style>
    <style:style style:name="ro29" style:family="table-row">
      <style:table-row-properties style:row-height="43.16mm" fo:break-before="auto" style:use-optimal-row-height="true"/>
    </style:style>
    <style:style style:name="ro30" style:family="table-row">
      <style:table-row-properties style:row-height="56.85mm" fo:break-before="auto" style:use-optimal-row-height="true"/>
    </style:style>
    <style:style style:name="ro31" style:family="table-row">
      <style:table-row-properties style:row-height="32.1mm" fo:break-before="auto" style:use-optimal-row-height="true"/>
    </style:style>
    <style:style style:name="ro32" style:family="table-row">
      <style:table-row-properties style:row-height="8.77mm" fo:break-before="auto" style:use-optimal-row-height="true"/>
    </style:style>
    <style:style style:name="ro3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8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8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91" style:family="text">
      <style:text-properties fo:color="#ce181e" fo:font-weight="bold" style:font-weight-asian="bold" style:font-weight-complex="bold"/>
    </style:style>
    <style:style style:name="T92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93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94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0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6" style:family="text">
      <style:text-properties style:font-name-asian="Consolas" style:font-name-complex="Consolas" style:font-size-asian="9.5pt" style:font-size-complex="9.5pt"/>
    </style:style>
    <style:style style:name="T107" style:family="text">
      <style:text-properties style:text-position="super 58%"/>
    </style:style>
    <style:style style:name="T10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1018" table:default-cell-style-name="ce5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Recents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40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9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40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5" table:default-cell-style-name="ce39"/>
        <table:table-column table:style-name="co1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2"/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1019"/>
        </table:table-row>
        <table:table-row table:style-name="ro4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73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39"/>
        <table:table-column table:style-name="co27" table:default-cell-style-name="ce39"/>
        <table:table-column table:style-name="co28" table:default-cell-style-name="ce39"/>
        <table:table-column table:style-name="co24" table:default-cell-style-name="ce39"/>
        <table:table-column table:style-name="co29" table:default-cell-style-name="ce39"/>
        <table:table-column table:style-name="co3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Open another terminal in another instance of YAT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: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in other terminal: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legend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 <text:span text:style-name="T2">from within plot form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25" office:value-type="string" calcext:value-type="string">
            <text:p><text:span text:style-name="T1">Begin of video [Line Chart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Action: [Histogram (Vertical)]</text:p>
          </table:table-cell>
          <table:table-cell/>
          <table:table-cell table:style-name="ce25" office:value-type="string" calcext:value-type="string">
            <text:p><text:span text:style-name="T1">Begin of video [Histogram (Vertical)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Action: [Scatter Plot]</text:p>
          </table:table-cell>
          <table:table-cell/>
          <table:table-cell table:style-name="ce25" office:value-type="string" calcext:value-type="string">
            <text:p><text:span text:style-name="T1">Begin of video [Scatter Plot</text:span>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Line Chart with enormous data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6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83">Action: [Line Chart (X = Time)]</text:span></text:p>
            <text:p><text:span text:style-name="T83">Trigger:</text:span></text:p>
            <text:p><text:span text:style-name="T84">(</text:span><text:span text:style-name="T83">(?:(?:19|20)\d\d-(?:0[1-9]|1[012])-(?:0[1-9]|[12]\d|3[01]))</text:span><text:span text:style-name="T85">T</text:span><text:span text:style-name="T86">(?:(?:[01]\d|2[0-3]):[0-5]\d:[0-5]\d)</text:span><text:span text:style-name="T87">)</text:span><text:span text:style-name="T86">\s+([-+]?(?:\d+(?:\.\d*)?|\.\d+))\s+([-+]?\d+)\s+([-+]?\d+)\s+([A-Z]{1})\s+</text:span>([A-Za-z]{3})</text:p>
            <text:p><text:span text:style-name="T84">(</text:span><text:span text:style-name="T86">(?:(?:19|20)\d\d-(?:0[1-9]|1[012])-(?:0[1-9]|[12]\d|3[01]))</text:span><text:span text:style-name="T85">T</text:span><text:span text:style-name="T86">(?:(?:[01]\d|2[0-3]):[0-5]\d:[0-5]\d)</text:span><text:span text:style-name="T87">)</text:span></text:p>
            <text:p><text:span text:style-name="T88">                                                                                                                                                                 </text:span><text:span text:style-name="T89">\s+([-+]?(?:\d+(?:\.\d*)?|\.\d+)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23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83">Action: [Line Chart]</text:span></text:p>
            <text:p><text:span text:style-name="T83">Trigger:</text:span></text:p>
            <text:p><text:span text:style-name="T1">([-+]?(?:\d+(?:\.\d*)?|\.\d+))\s+([-+]?\d+)\s+([-+]?\d+)\s+([A-Z]{1})\s+</text:span>([A-Za-z]{3})</text:p>
            <text:p><text:span text:style-name="T25">([-+]?(?:\d+(?:\.\d*)?|\.\d+))</text:span></text:p>
            <text:p><text:span text:style-name="T88">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25" office:value-type="string" calcext:value-type="string">
            <text:p>Begin of video [Line Chart with combined data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25" office:value-type="string" calcext:value-type="string">
            <text:p>End of 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95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92">   1 </text:span><text:span text:style-name="T93">S S       0.00 g</text:span></text:p>
            <text:p><text:span text:style-name="T92">   2 </text:span><text:span text:style-name="T93">S S       0.00 g</text:span></text:p>
            <text:p><text:span text:style-name="T92">   3 </text:span><text:span text:style-name="T93">S S       0.00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92">...</text:span></text:p>
            <text:p><text:span text:style-name="T92"> 101 </text:span><text:span text:style-name="T93">S D       ?.?? g</text:span></text:p>
            <text:p><text:span text:style-name="T92"> 102 </text:span><text:span text:style-name="T93">S D       ?.?? g</text:span></text:p>
            <text:p><text:span text:style-name="T92"> 103 </text:span><text:span text:style-name="T93">S D       ?.?? g</text:span></text:p>
            <text:p><text:span text:style-name="T94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5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92">...</text:span></text:p>
            <text:p><text:span text:style-name="T92"> 201 </text:span><text:span text:style-name="T93">S S       ?.?? g</text:span></text:p>
            <text:p><text:span text:style-name="T92"> 202 </text:span><text:span text:style-name="T93">S S       ?.?? g</text:span></text:p>
            <text:p><text:span text:style-name="T92"> 203 </text:span><text:span text:style-name="T93">S S       ?.??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office:forms form:automatic-focus="false" form:apply-design-mode="false"/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6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1">(&lt;&lt;)</text:span><text:span text:style-name="T102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101">(&gt;&gt;)</text:span><text:span text:style-name="T102"> </text:span><text:span text:style-name="T5">A</text:span><text:span text:style-name="T6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7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predefined dialog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1019"/>
        </table:table-row>
        <table:table-row table:style-name="ro3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06">Note that display elements are text-only and no longer contain the underlying typed</text:span></text:p>
            <text:p><text:span text:style-name="T106">information such as the time stamp of the origin. Since the XML schema is strongly-</text:span></text:p>
            <text:p><text:span text:style-name="T106">typed again, the items need to be reconstructed. Not optimal, but simply a trade-off</text:span></text:p>
            <text:p><text:span text:style-name="T106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7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slightly above the right end of the 2<text:span text:style-name="T107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slightly above the right end of the 3<text:span text:style-name="T107">rd</text:span> line</text:p>
          </table:table-cell>
          <table:table-cell office:value-type="string" calcext:value-type="string">
            <text:p>Repeat steps above, except <text:span text:style-name="T10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.00.0000</text:date>, <text:time style:data-style-name="N2" text:time-value="13:12:50.8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18H45M15S</meta:editing-duration>
    <meta:editing-cycles>632</meta:editing-cycles>
    <meta:generator>LibreOffice/6.1.5.2$Windows_X86_64 LibreOffice_project/90f8dcf33c87b3705e78202e3df5142b201bd805</meta:generator>
    <dc:date>2020-04-28T13:20:22.329000000</dc:date>
    <meta:print-date>2013-02-02T14:44:49.07</meta:print-date>
    <meta:document-statistic meta:table-count="13" meta:cell-count="2417" meta:object-count="0"/>
    <meta:user-defined meta:name="Info 1"/>
    <meta:user-defined meta:name="Info 2"/>
    <meta:user-defined meta:name="Info 3"/>
    <meta:user-defined meta:name="Info 4"/>
  </office:meta>
</office:document-meta>
</file>